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rimson" svg:font-family="Crimson, Georgia,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style:text-properties officeooo:rsid="001ae89a" officeooo:paragraph-rsid="001ae89a"/>
    </style:style>
    <style:style style:name="P8" style:family="paragraph" style:parent-style-name="Standard">
      <style:paragraph-properties fo:margin-top="0in" fo:margin-bottom="0.1201in" loext:contextual-spacing="false"/>
      <style:text-properties officeooo:rsid="001be36d" officeooo:paragraph-rsid="001be36d"/>
    </style:style>
    <style:style style:name="P9" style:family="paragraph" style:parent-style-name="Standard">
      <style:paragraph-properties fo:margin-top="0in" fo:margin-bottom="0.1201in" loext:contextual-spacing="false"/>
      <style:text-properties officeooo:rsid="001e2de6" officeooo:paragraph-rsid="001e2de6"/>
    </style:style>
    <style:style style:name="P10" style:family="paragraph" style:parent-style-name="Standard">
      <style:paragraph-properties fo:margin-top="0in" fo:margin-bottom="0.1201in" loext:contextual-spacing="false"/>
      <style:text-properties officeooo:rsid="0020416a" officeooo:paragraph-rsid="0020416a"/>
    </style:style>
    <style:style style:name="P11" style:family="paragraph" style:parent-style-name="Standard">
      <style:paragraph-properties fo:margin-top="0in" fo:margin-bottom="0.1201in" loext:contextual-spacing="false"/>
      <style:text-properties officeooo:rsid="00260ed5" officeooo:paragraph-rsid="00260ed5"/>
    </style:style>
    <style:style style:name="P12" style:family="paragraph" style:parent-style-name="Standard">
      <style:paragraph-properties fo:margin-top="0in" fo:margin-bottom="0.1201in" loext:contextual-spacing="false"/>
      <style:text-properties officeooo:rsid="00285328" officeooo:paragraph-rsid="00285328"/>
    </style:style>
    <style:style style:name="P13" style:family="paragraph" style:parent-style-name="Preformatted_20_Text">
      <style:paragraph-properties fo:margin-top="0in" fo:margin-bottom="0.1201in" loext:contextual-spacing="false"/>
      <style:text-properties officeooo:rsid="001e2de6" officeooo:paragraph-rsid="001e2de6"/>
    </style:style>
    <style:style style:name="P14" style:family="paragraph" style:parent-style-name="Standard">
      <style:paragraph-properties fo:margin-top="0in" fo:margin-bottom="0.1201in" loext:contextual-spacing="false"/>
      <style:text-properties officeooo:rsid="002aeb82" officeooo:paragraph-rsid="002aeb82"/>
    </style:style>
    <style:style style:name="P15" style:family="paragraph" style:parent-style-name="Standard">
      <style:paragraph-properties fo:margin-top="0in" fo:margin-bottom="0.1201in" loext:contextual-spacing="false"/>
      <style:text-properties officeooo:rsid="002ef816" officeooo:paragraph-rsid="002ef816"/>
    </style:style>
    <style:style style:name="P16"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17" style:family="paragraph" style:parent-style-name="Standard">
      <style:paragraph-properties fo:margin-top="0in" fo:margin-bottom="0.1201in" loext:contextual-spacing="false"/>
      <style:text-properties officeooo:rsid="00318e21" officeooo:paragraph-rsid="00318e21"/>
    </style:style>
    <style:style style:name="P18" style:family="paragraph" style:parent-style-name="Standard" style:list-style-name="L1">
      <style:paragraph-properties fo:margin-top="0in" fo:margin-bottom="0.1201in" loext:contextual-spacing="false"/>
      <style:text-properties officeooo:rsid="00318e21" officeooo:paragraph-rsid="00318e21"/>
    </style:style>
    <style:style style:name="P19" style:family="paragraph" style:parent-style-name="Standard" style:list-style-name="L1">
      <style:paragraph-properties fo:margin-top="0in" fo:margin-bottom="0.1201in" loext:contextual-spacing="false"/>
      <style:text-properties officeooo:rsid="0033e830" officeooo:paragraph-rsid="0033e830"/>
    </style:style>
    <style:style style:name="P20" style:family="paragraph" style:parent-style-name="Standard" style:list-style-name="L1">
      <style:paragraph-properties fo:margin-top="0in" fo:margin-bottom="0.1201in" loext:contextual-spacing="false"/>
      <style:text-properties officeooo:rsid="003430ed" officeooo:paragraph-rsid="003430ed"/>
    </style:style>
    <style:style style:name="P21" style:family="paragraph" style:parent-style-name="Standard">
      <style:paragraph-properties fo:margin-top="0in" fo:margin-bottom="0.1201in" loext:contextual-spacing="false"/>
      <style:text-properties officeooo:rsid="003436fc" officeooo:paragraph-rsid="003436fc"/>
    </style:style>
    <style:style style:name="P22" style:family="paragraph" style:parent-style-name="Standard">
      <style:paragraph-properties fo:margin-top="0in" fo:margin-bottom="0.1201in" loext:contextual-spacing="false"/>
      <style:text-properties officeooo:rsid="0038230b" officeooo:paragraph-rsid="0038230b"/>
    </style:style>
    <style:style style:name="P23" style:family="paragraph" style:parent-style-name="Standard">
      <style:paragraph-properties fo:margin-top="0in" fo:margin-bottom="0.1201in" loext:contextual-spacing="false"/>
      <style:text-properties officeooo:rsid="003eb63e" officeooo:paragraph-rsid="00426947"/>
    </style:style>
    <style:style style:name="P24" style:family="paragraph" style:parent-style-name="Standard">
      <style:paragraph-properties fo:margin-top="0in" fo:margin-bottom="0.1201in" loext:contextual-spacing="false"/>
      <style:text-properties officeooo:rsid="004392c0" officeooo:paragraph-rsid="004392c0"/>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0a978"/>
    </style:style>
    <style:style style:name="T21" style:family="text">
      <style:text-properties officeooo:rsid="0044f03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7">So far this is pretty approachable.</text:p>
      <text:p text:style-name="P5">15 - A Virtual Machine</text:p>
      <text:p text:style-name="P8">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9"><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9"><text:soft-page-break/>I did have to study one line of code for disassembling instructions in debug mode:</text:p>
      <text:p text:style-name="P13">(<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9">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0">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1">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2">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4">The difference compared to jlox is that we don’t treat scanning as a separate pass; the parser will request tokens from the scanner, which will scan dynamically.</text:p>
      <text:p text:style-name="P16">17 - Compiling Expressions</text:p>
      <text:p text:style-name="P15">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17">The parser will keep building the subexpression if the tokens it encounters are greater or equal precedence, and the binary rule adds one to the predence. So an expression like “1 * 2 + 3 + 4 * 2” would:</text:p>
      <text:list xml:id="list974696333" text:style-name="L1">
        <text:list-item>
          <text:p text:style-name="P19">Start parsing with ADD precedence</text:p>
        </text:list-item>
        <text:list-item>
          <text:p text:style-name="P18">Encounter the 1 and parse it using the prefix rule with no precedence</text:p>
        </text:list-item>
        <text:list-item>
          <text:p text:style-name="P18">Encounter the * and parse it using the infix rule with MULT+1 precedence</text:p>
          <text:list>
            <text:list-item>
              <text:p text:style-name="P18">Encounter the 2 and parse it using the prefix rule with no precedence</text:p>
            </text:list-item>
            <text:list-item>
              <text:p text:style-name="P18">Encounter the +, <text:span text:style-name="T15">which has lower precedence than MULT+1, so end this level of recursion</text:span></text:p>
            </text:list-item>
          </text:list>
        </text:list-item>
        <text:list-item>
          <text:p text:style-name="P19">Encounter the + <text:span text:style-name="T16">which is equal to ADD precedence, parse infix rule with ADD+1 precedence</text:span></text:p>
          <text:list>
            <text:list-item>
              <text:p text:style-name="P20"><text:soft-page-break/>Encounter the 3 and parse w/ prefix rule</text:p>
            </text:list-item>
            <text:list-item>
              <text:p text:style-name="P20">Encounter the +, which has lower precedence than ADD+1, so end this level of recursion</text:p>
            </text:list-item>
          </text:list>
        </text:list-item>
        <text:list-item>
          <text:p text:style-name="P20">Encounter the + which is equal to ADD precedence, parse infix rule with ADD+1 precedence</text:p>
          <text:list>
            <text:list-item>
              <text:p text:style-name="P20">4 parsed as prefix</text:p>
            </text:list-item>
            <text:list-item>
              <text:p text:style-name="P20">* precedence is greater or equal ADD+1, so parse as infix</text:p>
            </text:list-item>
            <text:list-item>
              <text:p text:style-name="P20">2 parsed as prefix</text:p>
            </text:list-item>
          </text:list>
        </text:list-item>
      </text:list>
      <text:p text:style-name="P21">So it parses in the right <text:span text:style-name="T18">order</text:span> and keeps left-associativity <text:span text:style-name="T17">by adding 1 to the current precedence</text:span>.</text:p>
      <text:p text:style-name="P21"/>
      <text:p text:style-name="P22">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2"/>
      <text:p text:style-name="P23">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1">Lox only has left-associative binary operators, but with right-associative operators such as ‘^’ you might also have a column to specify the associativity of operators.</text:span></text:p>
      <text:p text:style-name="P23"><text:span text:style-name="T20">Also, I don’t believe “infix” is entirely the appropriate term, as infix and postfix operators e.g. 3! would be handled the same by the Pratt parser.</text:span></text:p>
      <text:p text:style-name="P24">You could use the Shunting Yard Algorithm to avoid recursion, although that adds the complexity of a stack of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rimson" svg:font-family="Crimson, Georgia,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13T11:17:26.481000000</dc:date>
    <meta:editing-duration>PT4H17M6S</meta:editing-duration>
    <meta:editing-cycles>50</meta:editing-cycles>
    <meta:document-statistic meta:table-count="0" meta:image-count="2" meta:object-count="0" meta:page-count="3" meta:paragraph-count="35" meta:word-count="1073" meta:character-count="6112" meta:non-whitespace-character-count="5086"/>
  </office:meta>
</office:document-meta>
</file>